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367903770550897522" text:style-name="L1">
        <text:list-item>
          <text:list>
            <text:list-header>
              <text:p text:style-name="P13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16501762144542093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2584465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<text:span text:style-name="T1">5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/><text:span text:style-name="T1">no running</text:span></text:p>
      <text:p text:style-name="P2"/>
      <text:p text:style-name="P2">Wed Feb 21, 2018 <text:s/>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  <text:p text:style-name="P2"/>
      <text:p text:style-name="P2">Thur Feb 22, 2018 <text:s/><text:span text:style-name="T1">6.25 miles</text:span></text:p>
      <text:p text:style-name="P2">½ mile jog to the Wise Center and rested a few minutes</text:p>
      <text:p text:style-name="P2">On a treadmill:</text:p>
      <text:p text:style-name="P2">1.5 miles averaging 9:00/mile at various paces, some at 7:47/mile &amp; rested 3:00</text:p>
      <text:p text:style-name="P2">3 x ½ mile all in 4:00 and 1 x 1 mile in (3:45 + 3:34) = <text:s/>7:19</text:p>
      <text:p text:style-name="P2">I jogged ¼ mile in about 3 minutes between each of these runs.</text:p>
      <text:p text:style-name="P2">Warmed down: ½ mile in about 5 minutes and then a ½ mile jog home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2T12:39:57.77</dc:date>
    <dc:creator>James Lombardi</dc:creator>
    <meta:editing-duration>P2DT6H18S</meta:editing-duration>
    <meta:editing-cycles>171</meta:editing-cycles>
    <meta:generator>OpenOffice/4.1.2$Win32 OpenOffice.org_project/412m3$Build-9782</meta:generator>
    <meta:document-statistic meta:table-count="0" meta:image-count="0" meta:object-count="0" meta:page-count="8" meta:paragraph-count="193" meta:word-count="2967" meta:character-count="14079"/>
  </office:meta>
</office:document-meta>
</file>